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63cm" fo:min-width="1.604cm"/>
    </style:style>
    <style:style style:name="gr2" style:family="graphic" style:parent-style-name="standard">
      <style:graphic-properties svg:stroke-color="#666666" draw:textarea-horizontal-align="justify" draw:textarea-vertical-align="middle" draw:auto-grow-height="false" fo:min-height="1.328cm" fo:min-width="0.64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4cm" fo:min-width="2.377cm"/>
      <style:paragraph-properties style:writing-mode="lr-tb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365cm" fo:min-width="1.603cm"/>
    </style:style>
    <style:style style:name="gr6" style:family="graphic" style:parent-style-name="standard">
      <style:graphic-properties draw:textarea-horizontal-align="justify" draw:textarea-vertical-align="middle" draw:auto-grow-height="false" fo:min-height="0.364cm" fo:min-width="1.60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83cm" fo:min-width="1.06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9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4cm" fo:min-width="0.664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01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0.011cm" fo:min-width="0cm"/>
    </style:style>
    <style:style style:name="gr12" style:family="graphic" style:parent-style-name="standard">
      <style:graphic-properties draw:textarea-horizontal-align="justify" draw:textarea-vertical-align="middle" draw:auto-grow-height="false" fo:min-height="0.012cm" fo:min-width="0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draw:fill="none" fo:min-height="1.279cm"/>
      <style:paragraph-properties style:writing-mode="lr-tb"/>
    </style:style>
    <style:style style:name="gr15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6" style:family="graphic" style:parent-style-name="standard">
      <style:graphic-properties draw:textarea-horizontal-align="justify" draw:textarea-vertical-align="middle" draw:auto-grow-height="false" fo:min-height="0.602cm" fo:min-width="0.354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4cm" fo:min-width="0.598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6cm" fo:min-width="1.058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75cm" fo:min-width="1.06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.058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74cm" fo:min-width="1.06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7cm" fo:min-width="1.058cm"/>
      <style:paragraph-properties style:writing-mode="lr-tb"/>
    </style:style>
    <style:style style:name="P1" style:family="paragraph">
      <style:paragraph-properties fo:text-align="center"/>
      <style:text-properties fo:font-size="15pt" fo:language="en" fo:country="GB"/>
    </style:style>
    <style:style style:name="P2" style:family="paragraph">
      <style:paragraph-properties fo:text-align="center" style:writing-mode="lr-tb"/>
      <style:text-properties fo:font-size="15pt" fo:language="en" fo:country="GB"/>
    </style:style>
    <style:style style:name="P3" style:family="paragraph">
      <style:text-properties fo:font-size="15pt"/>
    </style:style>
    <style:style style:name="P4" style:family="paragraph">
      <loext:graphic-properties draw:fill="none" draw:fill-color="#ffffff"/>
      <style:paragraph-properties style:writing-mode="lr-tb"/>
      <style:text-properties fo:color="#666666" fo:font-size="15pt" fo:language="en" fo:country="GB"/>
    </style:style>
    <style:style style:name="P5" style:family="paragraph">
      <style:paragraph-properties fo:text-align="center"/>
      <style:text-properties fo:font-size="15pt"/>
    </style:style>
    <style:style style:name="P6" style:family="paragraph">
      <loext:graphic-properties draw:fill="none" draw:fill-color="#ffffff"/>
      <style:paragraph-properties style:writing-mode="lr-tb"/>
      <style:text-properties fo:color="#000000" fo:font-size="15pt" style:font-size-asian="12pt" style:font-size-complex="12pt"/>
    </style:style>
    <style:style style:name="P7" style:family="paragraph">
      <loext:graphic-properties draw:fill="none"/>
      <style:paragraph-properties fo:text-align="center"/>
      <style:text-properties fo:font-size="15pt"/>
    </style:style>
    <style:style style:name="P8" style:family="paragraph">
      <loext:graphic-properties draw:fill="none"/>
      <style:paragraph-properties style:writing-mode="lr-tb"/>
      <style:text-properties fo:color="#000000" fo:font-size="15pt" style:font-size-asian="12pt" style:font-size-complex="12pt"/>
    </style:style>
    <style:style style:name="P9" style:family="paragraph">
      <style:paragraph-properties fo:text-align="center" style:writing-mode="lr-tb"/>
      <style:text-properties fo:font-size="15pt" fo:language="en" fo:country="GB" style:font-size-asian="9pt" style:font-size-complex="9pt"/>
    </style:style>
    <style:style style:name="P10" style:family="paragraph">
      <loext:graphic-properties draw:fill="none" draw:fill-color="#ffffff"/>
      <style:paragraph-properties style:writing-mode="lr-tb"/>
      <style:text-properties fo:font-size="15pt" fo:language="en" fo:country="GB" style:font-size-asian="12pt" style:font-size-complex="12pt"/>
    </style:style>
    <style:style style:name="P11" style:family="paragraph">
      <loext:graphic-properties draw:fill="none" draw:fill-color="#ffffff"/>
      <style:paragraph-properties style:writing-mode="lr-tb"/>
      <style:text-properties style:use-window-font-color="true" style:text-position="0% 100%" fo:font-size="15pt" style:font-size-asian="10.5pt" style:font-size-complex="10.5pt"/>
    </style:style>
    <style:style style:name="T1" style:family="text">
      <style:text-properties fo:language="en" fo:country="GB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Liberation Sans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text-position="-33% 58%" style:font-name="Liberation Sans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666666" fo:language="en" fo:country="GB"/>
    </style:style>
    <style:style style:name="T5" style:family="text">
      <style:text-properties fo:color="#000000" style:font-size-asian="12pt" style:font-size-complex="12pt"/>
    </style:style>
    <style:style style:name="T6" style:family="text">
      <style:text-properties fo:color="#000000" style:text-position="-33% 58%" style:font-size-asian="12pt" style:font-size-complex="12pt"/>
    </style:style>
    <style:style style:name="T7" style:family="text">
      <style:text-properties fo:language="en" fo:country="GB" style:font-size-asian="9pt" style:font-size-complex="9pt"/>
    </style:style>
    <style:style style:name="T8" style:family="text">
      <style:text-properties fo:language="en" fo:country="GB" style:font-size-asian="12pt" style:font-size-complex="12pt"/>
    </style:style>
    <style:style style:name="T9" style:family="text">
      <style:text-properties style:text-position="-33% 58%" fo:language="en" fo:country="GB" style:font-size-asian="12pt" style:font-size-complex="12pt"/>
    </style:style>
    <style:style style:name="T10" style:family="text">
      <style:text-properties style:use-window-font-color="true" style:text-position="0% 100%" style:font-size-asian="10.5pt" style:font-size-complex="10.5pt"/>
    </style:style>
    <style:style style:name="T11" style:family="text">
      <style:text-properties style:use-window-font-color="true" style:text-position="-33% 58%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104cm" svg:height="0.613cm" svg:x="4.019cm" svg:y="0.95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2.279cm" svg:height="3.155cm" svg:x="7.26cm" svg:y="2.481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4" draw:layer="layout" svg:width="2.877cm" svg:height="1.044cm" svg:x="8.337cm" svg:y="5.44cm">
          <draw:text-box>
            <text:p text:style-name="P3"><text:span text:style-name="T2">V</text:span><text:span text:style-name="T3">c</text:span><text:span text:style-name="T2"> = K</text:span><text:span text:style-name="T3">c</text:span><text:span text:style-name="T2"> I</text:span><text:span text:style-name="T3">c</text:span><text:span text:style-name="T4"> </text:span></text:p>
          </draw:text-box>
        </draw:frame>
        <draw:connector draw:style-name="gr4" draw:text-style-name="P5" draw:layer="layout" svg:x1="6.123cm" svg:y1="1.264cm" svg:x2="8.4cm" svg:y2="2.481cm" draw:start-shape="id1" draw:start-glue-point="1" draw:end-shape="id2" draw:end-glue-point="4" svg:d="M6123 1264h2277v1217" svg:viewBox="0 0 2278 1218">
          <text:p/>
        </draw:connector>
        <draw:custom-shape draw:style-name="gr5" draw:text-style-name="P1" xml:id="id3" draw:id="id3" draw:layer="layout" svg:width="2.103cm" svg:height="0.615cm" svg:x="4.802cm" svg:y="6.85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4" draw:id="id4" draw:layer="layout" svg:width="2.104cm" svg:height="0.614cm" draw:transform="rotate (1.5707963267949) translate (1.387cm 4.87cm)">
          <text:p/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6.905cm" svg:y1="7.162cm" svg:x2="8.4cm" svg:y2="5.636cm" draw:start-shape="id3" draw:start-glue-point="1" draw:end-shape="id2" draw:end-glue-point="6" svg:d="M6905 7162h1495v-1526" svg:viewBox="0 0 1496 1527">
          <text:p/>
        </draw:connector>
        <draw:connector draw:style-name="gr4" draw:text-style-name="P5" draw:layer="layout" svg:x1="1.694cm" svg:y1="2.766cm" svg:x2="4.019cm" svg:y2="1.264cm" draw:start-shape="id4" draw:start-glue-point="1" draw:end-shape="id1" draw:end-glue-point="3" svg:d="M1694 2766v-1502h2325" svg:viewBox="0 0 2326 1503">
          <text:p/>
        </draw:connector>
        <draw:connector draw:style-name="gr4" draw:text-style-name="P5" draw:layer="layout" svg:x1="1.694cm" svg:y1="4.87cm" svg:x2="4.802cm" svg:y2="7.162cm" draw:start-shape="id4" draw:start-glue-point="3" draw:end-shape="id3" draw:end-glue-point="3" svg:d="M1694 4870v2292h3108" svg:viewBox="0 0 3109 2293">
          <text:p/>
        </draw:connector>
        <draw:frame draw:style-name="gr7" draw:text-style-name="P6" draw:layer="layout" svg:width="1.564cm" svg:height="1.933cm" svg:x="5.714cm" svg:y="7.406cm">
          <draw:text-box>
            <text:p text:style-name="P3"><text:span text:style-name="T5">R</text:span><text:span text:style-name="T6">7</text:span></text:p>
          </draw:text-box>
        </draw:frame>
        <draw:frame draw:style-name="gr8" draw:text-style-name="P6" draw:layer="layout" svg:width="2.476cm" svg:height="1.529cm" svg:x="4.361cm" svg:y="1.476cm">
          <draw:text-box>
            <text:p text:style-name="P3"><text:span text:style-name="T5">R</text:span><text:span text:style-name="T6">4</text:span></text:p>
          </draw:text-box>
        </draw:frame>
        <draw:frame draw:style-name="gr9" draw:text-style-name="P6" draw:layer="layout" svg:width="1.164cm" svg:height="0.984cm" svg:x="0.388cm" svg:y="3.329cm">
          <draw:text-box>
            <text:p text:style-name="P3"><text:span text:style-name="T5">R</text:span><text:span text:style-name="T6">6</text:span></text:p>
          </draw:text-box>
        </draw:frame>
        <draw:custom-shape draw:style-name="gr10" draw:text-style-name="P5" draw:layer="layout" svg:width="0.331cm" svg:height="0.368cm" svg:x="8.24cm" svg:y="1.1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333cm" svg:height="0.367cm" svg:x="8.224cm" svg:y="6.9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331cm" svg:height="0.37cm" svg:x="1.478cm" svg:y="1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7" draw:layer="layout" svg:x1="2.426cm" svg:y1="2.66cm" svg:x2="2.426cm" svg:y2="5.338cm">
          <text:p/>
        </draw:line>
        <draw:frame draw:style-name="gr14" draw:text-style-name="P8" draw:layer="layout" svg:width="1.291cm" svg:height="1.529cm" svg:x="2.604cm" svg:y="3.153cm">
          <draw:text-box>
            <text:p text:style-name="P3"><text:span text:style-name="T2">I</text:span><text:span text:style-name="T3">c</text:span></text:p>
          </draw:text-box>
        </draw:frame>
        <draw:line draw:style-name="gr15" draw:text-style-name="P7" draw:layer="layout" svg:x1="6.841cm" svg:y1="5.334cm" svg:x2="6.841cm" svg:y2="2.511cm">
          <text:p/>
        </draw:line>
        <draw:custom-shape draw:style-name="gr12" draw:text-style-name="P5" draw:layer="layout" svg:width="0.331cm" svg:height="0.37cm" svg:x="3.674cm" svg:y="6.9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33cm" svg:height="0.369cm" svg:x="1.529cm" svg:y="7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1.208cm" svg:height="1.204cm" draw:transform="rotate (1.5707963267949) translate (2.133cm 7.751cm)">
          <text:p text:style-name="P9"><text:span text:style-name="T7">+</text:span></text:p>
          <text:p text:style-name="P9"><text:span text:style-name="T7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7" draw:layer="layout" svg:x1="2.156cm" svg:y1="6.208cm" svg:x2="3.799cm" svg:y2="6.218cm">
          <text:p/>
        </draw:line>
        <draw:frame draw:style-name="gr17" draw:text-style-name="P10" draw:layer="layout" svg:width="1.098cm" svg:height="0.966cm" svg:x="2.194cm" svg:y="7.733cm">
          <draw:text-box>
            <text:p text:style-name="P3"><text:span text:style-name="T8">V</text:span><text:span text:style-name="T9">X</text:span></text:p>
          </draw:text-box>
        </draw:frame>
        <draw:frame draw:style-name="gr18" draw:text-style-name="P11" draw:layer="layout" svg:width="1.558cm" svg:height="1.316cm" svg:x="0.438cm" svg:y="0.338cm">
          <draw:text-box>
            <text:p text:style-name="P3"><text:span text:style-name="T10">N</text:span><text:span text:style-name="T11">4</text:span></text:p>
          </draw:text-box>
        </draw:frame>
        <draw:frame draw:style-name="gr19" draw:text-style-name="P11" draw:layer="layout" svg:width="1.565cm" svg:height="1.325cm" svg:x="3.356cm" svg:y="7.203cm">
          <draw:text-box>
            <text:p text:style-name="P3"><text:span text:style-name="T10">N</text:span><text:span text:style-name="T11">8</text:span></text:p>
          </draw:text-box>
        </draw:frame>
        <draw:frame draw:style-name="gr20" draw:text-style-name="P11" draw:layer="layout" svg:width="1.558cm" svg:height="1.318cm" svg:x="8.334cm" svg:y="0.414cm">
          <draw:text-box>
            <text:p text:style-name="P3"><text:span text:style-name="T10">N</text:span><text:span text:style-name="T11">3</text:span></text:p>
          </draw:text-box>
        </draw:frame>
        <draw:frame draw:style-name="gr21" draw:text-style-name="P11" draw:layer="layout" svg:width="1.565cm" svg:height="1.324cm" svg:x="7.73cm" svg:y="7.26cm">
          <draw:text-box>
            <text:p text:style-name="P3"><text:span text:style-name="T10">N</text:span><text:span text:style-name="T11">7</text:span></text:p>
          </draw:text-box>
        </draw:frame>
        <draw:frame draw:style-name="gr22" draw:text-style-name="P11" draw:layer="layout" svg:width="1.558cm" svg:height="1.317cm" svg:x="0.65cm" svg:y="6.864cm">
          <draw:text-box>
            <text:p text:style-name="P3"><text:span text:style-name="T10">N</text:span><text:span text:style-name="T11">6</text:span></text:p>
          </draw:text-box>
        </draw:frame>
        <draw:line draw:style-name="gr15" draw:text-style-name="P7" draw:layer="layout" svg:x1="4.598cm" svg:y1="6.271cm" svg:x2="6.997cm" svg:y2="6.23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3-21T15:16:18.842418155</dc:date>
    <meta:editing-duration>PT36M42S</meta:editing-duration>
    <meta:editing-cycles>10</meta:editing-cycles>
    <meta:generator>LibreOffice/6.4.6.2$Linux_X86_64 LibreOffice_project/40$Build-2</meta:generator>
    <meta:document-statistic meta:object-count="29"/>
  </office:meta>
</office:document-meta>
</file>